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9.174cm" fo:min-width="0cm" fo:padding-top="0.141cm" fo:padding-bottom="0.141cm" fo:padding-left="0.141cm" fo:padding-right="0.141cm" fo:wrap-option="no-wrap" draw:shadow="hidden"/>
    </style:style>
    <style:style style:name="pr2" style:family="presentation" style:parent-style-name="Default-subtitle" style:list-style-name="L1">
      <style:graphic-properties draw:fill-color="#ffffff" draw:auto-grow-height="true" fo:min-height="14cm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fill-color="#ffffff" draw:auto-grow-height="true" fo:min-height="9.174cm"/>
    </style:style>
    <style:style style:name="pr5" style:family="presentation" style:parent-style-name="Default-notes">
      <style:graphic-properties draw:fill-color="#ffffff" fo:min-height="11.179cm"/>
    </style:style>
    <style:style style:name="pr6" style:family="presentation" style:parent-style-name="Title1-title">
      <style:graphic-properties draw:fill-color="#ffffff" fo:min-height="7.143cm"/>
    </style:style>
    <style:style style:name="pr7" style:family="presentation" style:parent-style-name="Title1-notes">
      <style:graphic-properties draw:fill-color="#ffffff" fo:min-height="11.179cm"/>
    </style:style>
    <style:style style:name="pr8" style:family="presentation" style:parent-style-name="Default-title">
      <style:graphic-properties draw:fill-color="#ffffff" fo:min-height="8.923cm"/>
    </style:style>
    <style:style style:name="pr9" style:family="presentation" style:parent-style-name="Default-title">
      <style:graphic-properties draw:fill-color="#ffffff" draw:auto-grow-height="true" fo:min-height="8.95cm"/>
    </style:style>
    <style:style style:name="pr10" style:family="presentation" style:parent-style-name="Default-outline1">
      <style:graphic-properties draw:fill-color="#ffffff" draw:auto-grow-height="true" fo:min-height="14cm"/>
    </style:style>
    <style:style style:name="pr11" style:family="presentation" style:parent-style-name="Default-outline1">
      <style:graphic-properties draw:fill-color="#ffffff" fo:min-height="13.749cm"/>
    </style:style>
    <style:style style:name="pr12" style:family="presentation" style:parent-style-name="Default-outline1" style:list-style-name="L3">
      <style:graphic-properties draw:stroke="none" draw:fill="none" fo:min-height="1.78cm"/>
    </style:style>
    <style:style style:name="pr13" style:family="presentation" style:parent-style-name="Title1-title">
      <style:graphic-properties draw:fill-color="#ffffff" draw:auto-grow-height="true" fo:min-height="7.394cm"/>
    </style:style>
    <style:style style:name="pr14" style:family="presentation" style:parent-style-name="Title1-subtitle" style:list-style-name="L7">
      <style:graphic-properties draw:fill-color="#ffffff" draw:auto-grow-height="true" fo:min-height="23.054cm"/>
    </style:style>
    <style:style style:name="pr15" style:family="presentation" style:parent-style-name="Title1-subtitle">
      <style:graphic-properties draw:fill-color="#ffffff" fo:min-height="22.803cm"/>
    </style:style>
    <style:style style:name="pr16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6.492cm" fo:min-width="0cm" fo:padding-top="0.141cm" fo:padding-bottom="0.141cm" fo:padding-left="0.141cm" fo:padding-right="0.141cm" fo:wrap-option="no-wrap" draw:shadow="hidden"/>
    </style:style>
    <style:style style:name="pr17" style:family="presentation" style:parent-style-name="Title1-outline1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no-wrap" draw:shadow="hidden"/>
    </style:style>
    <style:style style:name="pr18" style:family="presentation" style:parent-style-name="Title1-notes">
      <style:graphic-properties draw:fill-color="#ffffff" fo:min-height="11.43cm"/>
    </style:style>
    <style:style style:name="P1" style:family="paragraph">
      <style:paragraph-properties fo:margin-left="0cm" fo:margin-right="0cm" fo:line-height="100%" fo:text-align="center" text:enable-numbering="false" fo:text-indent="0cm"/>
    </style:style>
    <style:style style:name="P2" style:family="paragraph">
      <style:paragraph-properties fo:margin-left="0cm" fo:margin-right="0cm" fo:line-height="100%" fo:text-align="center" text:enable-numbering="false" fo:text-indent="0cm"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2.469cm" fo:margin-right="0cm" fo:margin-top="0.846cm" fo:margin-bottom="0cm" fo:line-height="100%" fo:text-align="start" text:enable-numbering="true" fo:text-indent="-1.588cm"/>
    </style:style>
    <style:style style:name="P5" style:family="paragraph">
      <style:paragraph-properties fo:margin-left="3.563cm" fo:margin-right="0cm" fo:text-indent="-1.588cm"/>
    </style:style>
    <style:style style:name="P6" style:family="paragraph">
      <style:paragraph-properties fo:margin-left="2.328cm" fo:margin-right="0cm" fo:text-indent="-1.588cm"/>
    </style:style>
    <style:style style:name="P7" style:family="paragraph">
      <style:paragraph-properties fo:margin-left="0cm" fo:margin-right="0cm" fo:line-height="100%" fo:text-align="center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margin-left="2.328cm" fo:margin-right="0cm" fo:text-indent="-1.588cm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family-asian="'ヒラギノ角ゴ ProN W3'" style:font-pitch-asian="variable" style:font-family-complex="'ヒラギノ角ゴ ProN W3'" style:font-pitch-complex="variable"/>
    </style:style>
    <text:list-style style:name="L1">
      <text:list-level-style-bullet text:level="1" text:bullet-char="•">
        <style:text-properties fo:font-family="'Gill Sans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Gill Sans'" style:font-family-generic="swiss" style:font-pitch="variable" fo:color="#000000" fo:font-size="100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881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975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74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975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</text:list-style>
    <text:list-style style:name="L6">
      <text:list-level-style-bullet text:level="1" text:bullet-char="•">
        <style:list-level-properties text:space-before="0.881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975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975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lian Simpson, The Build Doctor Limited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9.069cm" svg:height="10.636cm" svg:x="3.527cm" svg:y="3.087cm" presentation:class="title">
          <draw:text-box>
            <text:p text:style-name="P1">Design patterns without developers?</text:p>
          </draw:text-box>
        </draw:frame>
        <draw:frame presentation:style-name="pr2" draw:text-style-name="P1" draw:layer="layout" svg:width="29.069cm" svg:height="14cm" svg:x="3.527cm" svg:y="13.97cm" presentation:class="subtitle">
          <draw:text-box>
            <text:list text:style-name="L2">
              <text:list-item>
                <text:list>
                  <text:list-item>
                    <text:p text:style-name="P1">Julian Simpson, The Build Doc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 presentation:use-footer-name="ftr1">
        <office:forms form:automatic-focus="false" form:apply-design-mode="false"/>
        <draw:frame presentation:style-name="pr4" draw:text-style-name="P3" draw:layer="layout" svg:width="29.069cm" svg:height="9.174cm" svg:x="3.527cm" svg:y="4.55cm" presentation:class="title">
          <draw:text-box>
            <text:p text:style-name="P3">Who am I?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" draw:style-name="dp4" draw:master-page-name="Title1" presentation:presentation-page-layout-name="AL2T19" presentation:use-footer-name="ftr1">
        <office:forms form:automatic-focus="false" form:apply-design-mode="false"/>
        <draw:frame presentation:style-name="pr6" draw:layer="layout" svg:width="29.069cm" svg:height="7.143cm" svg:x="3.931cm" svg:y="5.5cm" presentation:class="title" presentation:user-transformed="true">
          <draw:text-box>
            <text:p text:style-name="P3">Why are we here?</text:p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>
        <office:forms form:automatic-focus="false" form:apply-design-mode="false"/>
        <draw:frame presentation:style-name="pr8" draw:layer="layout" svg:width="29.069cm" svg:height="8.923cm" svg:x="3.527cm" svg:y="4.675cm" presentation:class="title" presentation:user-transformed="true">
          <draw:text-box>
            <text:p text:style-name="P3">Patterns for developers </text:p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 presentation:use-footer-name="ftr1">
        <office:forms form:automatic-focus="false" form:apply-design-mode="false"/>
        <draw:frame presentation:style-name="pr4" draw:text-style-name="P3" draw:layer="layout" svg:width="29.069cm" svg:height="9.174cm" svg:x="3.527cm" svg:y="4.55cm" presentation:class="title">
          <draw:text-box>
            <text:p text:style-name="P3">Some of us want some of that</text:p>
          </draw:text-box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layer="layout" svg:width="29.069cm" svg:height="10.353cm" svg:x="3.527cm" svg:y="3.96cm" presentation:class="title" presentation:user-transformed="true">
          <draw:text-box>
            <text:p text:style-name="P3"><text:line-break/>We don't have a GoF moment</text:p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layer="layout" svg:width="29.069cm" svg:height="8.923cm" svg:x="3.527cm" svg:y="4.675cm" presentation:class="title">
          <draw:text-box>
            <text:p text:style-name="P3">Some work has been done</text:p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>
        <office:forms form:automatic-focus="false" form:apply-design-mode="false"/>
        <draw:frame presentation:style-name="pr9" draw:text-style-name="P3" draw:layer="layout" svg:width="29.069cm" svg:height="8.95cm" svg:x="3.527cm" svg:y="4.55cm" presentation:class="title" presentation:user-transformed="true">
          <draw:text-box>
            <text:p text:style-name="P3">Intel</text:p>
          </draw:text-box>
        </draw:frame>
        <draw:frame presentation:style-name="pr10" draw:text-style-name="P3" draw:layer="layout" svg:width="29.069cm" svg:height="14cm" svg:x="3.527cm" svg:y="13.97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layer="layout" svg:width="29.069cm" svg:height="8.923cm" svg:x="3.527cm" svg:y="4.675cm" presentation:class="title">
          <draw:text-box>
            <text:p text:style-name="P3">So let's make one</text:p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layer="layout" svg:width="29.069cm" svg:height="8.923cm" svg:x="3.527cm" svg:y="4.675cm" presentation:class="title">
          <draw:text-box>
            <text:p text:style-name="P3">Now.</text:p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layer="layout" svg:width="29.069cm" svg:height="8.923cm" svg:x="3.527cm" svg:y="4.675cm" presentation:class="title">
          <draw:text-box>
            <text:p text:style-name="P3">Here's what to do</text:p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>
        <office:forms form:automatic-focus="false" form:apply-design-mode="false"/>
        <draw:frame presentation:style-name="pr4" draw:text-style-name="P3" draw:layer="layout" svg:width="29.069cm" svg:height="9.174cm" svg:x="3.527cm" svg:y="4.55cm" presentation:class="title">
          <draw:text-box>
            <text:p text:style-name="P3">Break into groups</text:p>
          </draw:text-box>
        </draw:frame>
        <draw:frame presentation:style-name="pr11" draw:layer="layout" svg:width="29.069cm" svg:height="13.749cm" svg:x="3.527cm" svg:y="13.97cm" presentation:class="outline" presentation:placeholder="true">
          <draw:text-box/>
        </draw:frame>
        <draw:frame presentation:style-name="pr12" draw:text-style-name="P4" draw:layer="layout" svg:width="30.335cm" svg:height="12.02cm" svg:x="3.198cm" svg:y="13.771cm">
          <draw:text-box>
            <text:list text:style-name="L3">
              <text:list-item>
                <text:list>
                  <text:list-item>
                    <text:p text:style-name="P4">DBA,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ysadmin,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QA,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/>Build Mgr,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is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 presentation:use-footer-name="ftr1">
        <office:forms form:automatic-focus="false" form:apply-design-mode="false"/>
        <draw:frame presentation:style-name="pr4" draw:text-style-name="P3" draw:layer="layout" svg:width="29.069cm" svg:height="9.174cm" svg:x="3.527cm" svg:y="4.55cm" presentation:class="title">
          <draw:text-box>
            <text:p text:style-name="P3">2 minutes</text:p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layer="layout" svg:width="29.069cm" svg:height="8.923cm" svg:x="3.527cm" svg:y="4.675cm" presentation:class="title">
          <draw:text-box>
            <text:p text:style-name="P3">Not yet!</text:p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layer="layout" svg:width="29.069cm" svg:height="8.923cm" svg:x="3.527cm" svg:y="4.675cm" presentation:class="title" presentation:user-transformed="true">
          <draw:text-box>
            <text:p text:style-name="P3">40 minutes on patterns</text:p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layer="layout" svg:width="29.069cm" svg:height="8.923cm" svg:x="3.527cm" svg:y="4.675cm" presentation:class="title">
          <draw:text-box>
            <text:p text:style-name="P3">Then we sum up</text:p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7" draw:style-name="dp4" draw:master-page-name="Title1" presentation:presentation-page-layout-name="AL1T0" presentation:use-footer-name="ftr1">
        <office:forms form:automatic-focus="false" form:apply-design-mode="false"/>
        <draw:frame presentation:style-name="pr13" draw:text-style-name="P3" draw:layer="layout" svg:width="29.069cm" svg:height="7.394cm" svg:x="3.527cm" svg:y="0.396cm" presentation:class="title">
          <draw:text-box>
            <text:p text:style-name="P3"><text:s/>Existing patterns</text:p>
          </draw:text-box>
        </draw:frame>
        <draw:frame presentation:style-name="pr14" draw:text-style-name="P3" draw:layer="layout" svg:width="29.069cm" svg:height="23.054cm" svg:x="3.527cm" svg:y="4.102cm" presentation:class="subtitle">
          <draw:text-box>
            <text:list text:style-name="L4">
              <text:list-item>
                <text:list>
                  <text:list-item>
                    <text:p text:style-name="P3">Checkin Gat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Chained buil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Repositor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7" presentation:class="page"/>
          <draw:frame presentation:style-name="pr7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8" draw:style-name="dp4" draw:master-page-name="Title1" presentation:presentation-page-layout-name="AL1T0" presentation:use-footer-name="ftr1">
        <office:forms form:automatic-focus="false" form:apply-design-mode="false"/>
        <draw:frame presentation:style-name="pr6" draw:text-style-name="P3" draw:layer="layout" svg:width="29.069cm" svg:height="7.143cm" svg:x="3.527cm" svg:y="0.521cm" presentation:class="title">
          <draw:text-box>
            <text:p text:style-name="P3">Template</text:p>
          </draw:text-box>
        </draw:frame>
        <draw:frame presentation:style-name="pr15" draw:text-style-name="P6" draw:layer="layout" svg:width="29.069cm" svg:height="22.803cm" svg:x="3.527cm" svg:y="4.227cm" presentation:class="subtitle">
          <draw:text-box>
            <text:list text:style-name="L5">
              <text:list-item>
                <text:list>
                  <text:list-item>
                    <text:p text:style-name="P5">Nam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Inten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Motiva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Applicability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<text:span text:style-name="T1">Us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8" presentation:class="page"/>
          <draw:frame presentation:style-name="pr7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9" draw:style-name="dp5" draw:master-page-name="Title1" presentation:presentation-page-layout-name="AL3T1" presentation:use-footer-name="ftr1">
        <office:forms form:automatic-focus="false" form:apply-design-mode="false"/>
        <draw:frame presentation:style-name="pr16" draw:text-style-name="P8" draw:layer="layout" svg:width="29.069cm" svg:height="6.774cm" svg:x="3.527cm" svg:y="0.705cm" presentation:class="title" presentation:user-transformed="true">
          <draw:text-box>
            <text:p text:style-name="P7">Get into groups<text:span text:style-name="T2"><text:tab/></text:span></text:p>
          </draw:text-box>
        </draw:frame>
        <draw:frame presentation:style-name="pr17" draw:text-style-name="P9" draw:layer="layout" svg:width="29.069cm" svg:height="15.876cm" svg:x="3.527cm" svg:y="7.69cm" presentation:class="outline" presentation:user-transformed="true">
          <draw:text-box>
            <text:list text:style-name="L6">
              <text:list-item>
                <text:p text:style-name="P4">2 minutes to self organise</text:p>
              </text:list-item>
            </text:list>
            <text:list text:style-name="L6">
              <text:list-item>
                <text:p text:style-name="P4">Or I’ll do it.</text:p>
              </text:list-item>
            </text:list>
            <text:list text:style-name="L6">
              <text:list-item>
                <text:p text:style-name="P4">You wouldn’t like that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18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2.32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32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3.563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4.797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6.032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4-outline2" style:family="presentation" style:parent-style-name="Title4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0pt" fo:font-style="normal" fo:text-shadow="none" style:text-underline-style="none" fo:font-weight="normal" style:letter-kerning="true" style:font-family-asian="'ヒラギノ角ゴ ProN W3'" style:font-pitch-asian="variable" style:font-size-asian="70pt" style:font-style-asian="normal" style:font-weight-asian="normal" style:font-family-complex="'ヒラギノ角ゴ ProN W3'" style:font-pitch-complex="variable" style:font-size-complex="70pt" style:font-style-complex="normal" style:font-weight-complex="normal" style:text-emphasize="none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6-outline1" style:family="presentation">
      <style:graphic-properties draw:stroke="none" draw:fill="none">
        <text:list-style style:name="Title6-outline1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itle6-outline2" style:family="presentation" style:parent-style-name="Title6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0pt" fo:font-style="normal" fo:text-shadow="none" style:text-underline-style="none" fo:font-weight="normal" style:letter-kerning="true" style:font-family-asian="'ヒラギノ角ゴ ProN W3'" style:font-pitch-asian="variable" style:font-size-asian="70pt" style:font-style-asian="normal" style:font-weight-asian="normal" style:font-family-complex="'ヒラギノ角ゴ ProN W3'" style:font-pitch-complex="variable" style:font-size-complex="70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2.469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8-outline1" style:family="presentation">
      <style:graphic-properties draw:stroke="none" draw:fill="none">
        <text:list-style style:name="Title8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469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8-outline2" style:family="presentation" style:parent-style-name="Title8-outline1">
      <style:paragraph-properties fo:margin-left="3.704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4.93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6.173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2.469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469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3.704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4.93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6.173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0-outline1" style:family="presentation">
      <style:graphic-properties draw:stroke="none" draw:fill="none">
        <text:list-style style:name="Title10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0-outline2" style:family="presentation" style:parent-style-name="Title10-outline1">
      <style:paragraph-properties fo:margin-left="3.34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4.58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5.81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1-outline1" style:family="presentation">
      <style:graphic-properties draw:stroke="none" draw:fill="none">
        <text:list-style style:name="Title11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1-outline2" style:family="presentation" style:parent-style-name="Title11-outline1">
      <style:paragraph-properties fo:margin-left="3.34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4.58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5.81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title" style:family="presentation">
      <style:graphic-properties draw:stroke="none" draw:fill="none" draw:textarea-vertical-align="middle">
        <text:list-style style:name="Title12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2-outline1" style:family="presentation">
      <style:graphic-properties draw:stroke="none" draw:fill="none">
        <text:list-style style:name="Title12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2-outline2" style:family="presentation" style:parent-style-name="Title12-outline1">
      <style:paragraph-properties fo:margin-left="3.34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4.58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5.81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title" style:family="presentation">
      <style:graphic-properties draw:stroke="none" draw:fill="none" draw:textarea-vertical-align="middle">
        <text:list-style style:name="Title13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3-outline1" style:family="presentation">
      <style:graphic-properties draw:stroke="none" draw:fill="none">
        <text:list-style style:name="Title13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3-outline2" style:family="presentation" style:parent-style-name="Title13-outline1">
      <style:paragraph-properties fo:margin-left="3.34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4.58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5.81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outline1" draw:layer="backgroundobjects" svg:width="29.069cm" svg:height="13.999cm" svg:x="3.527cm" svg:y="13.97cm" presentation:class="outline" presentation:placeholder="true">
        <draw:text-box/>
      </draw:frame>
      <draw:frame presentation:style-name="Default-title" draw:layer="backgroundobjects" svg:width="29.069cm" svg:height="9.173cm" svg:x="3.527cm" svg:y="4.55cm" presentation:class="titl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dp1">
      <office:forms form:automatic-focus="false" form:apply-design-mode="false"/>
      <draw:frame presentation:style-name="Title1-title" draw:layer="backgroundobjects" svg:width="29.069cm" svg:height="7.393cm" svg:x="3.527cm" svg:y="0.396cm" presentation:class="title" presentation:placeholder="true">
        <draw:text-box/>
      </draw:frame>
      <draw:frame presentation:style-name="Title1-outline1" draw:layer="backgroundobjects" svg:width="29.069cm" svg:height="23.053cm" svg:x="3.527cm" svg:y="4.102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4" style:page-layout-name="PM1" draw:style-name="dp1">
      <office:forms form:automatic-focus="false" form:apply-design-mode="false"/>
      <draw:frame presentation:style-name="Title4-title" draw:layer="backgroundobjects" svg:width="29.069cm" svg:height="7.393cm" svg:x="3.527cm" svg:y="19.128cm" presentation:class="titl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5" style:page-layout-name="PM1" draw:style-name="dp1">
      <office:forms form:automatic-focus="false" form:apply-design-mode="false"/>
      <draw:frame presentation:style-name="Title5-title" draw:layer="backgroundobjects" svg:width="29.069cm" svg:height="7.393cm" svg:x="3.527cm" svg:y="19.128cm" presentation:class="titl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6" style:page-layout-name="PM1" draw:style-name="dp1">
      <office:forms form:automatic-focus="false" form:apply-design-mode="false"/>
      <draw:frame presentation:style-name="Title6-outline1" draw:layer="backgroundobjects" svg:width="16.298cm" svg:height="14.663cm" svg:x="1.764cm" svg:y="13.3cm" presentation:class="outline" presentation:placeholder="true">
        <draw:text-box/>
      </draw:frame>
      <draw:frame presentation:style-name="Title6-title" draw:layer="backgroundobjects" svg:width="16.298cm" svg:height="9.173cm" svg:x="1.764cm" svg:y="3.915cm" presentation:class="titl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7" style:page-layout-name="PM1" draw:style-name="dp1">
      <office:forms form:automatic-focus="false" form:apply-design-mode="false"/>
      <draw:frame presentation:style-name="Title7-outline1" draw:layer="backgroundobjects" svg:width="16.298cm" svg:height="14.663cm" svg:x="1.764cm" svg:y="13.3cm" presentation:class="outline" presentation:placeholder="true">
        <draw:text-box/>
      </draw:frame>
      <draw:frame presentation:style-name="Title7-title" draw:layer="backgroundobjects" svg:width="16.298cm" svg:height="9.173cm" svg:x="1.764cm" svg:y="3.915cm" presentation:class="titl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8" style:page-layout-name="PM1" draw:style-name="dp1">
      <office:forms form:automatic-focus="false" form:apply-design-mode="false"/>
      <draw:frame presentation:style-name="Title8-title" draw:layer="backgroundobjects" svg:width="29.069cm" svg:height="7.393cm" svg:x="3.527cm" svg:y="0.396cm" presentation:class="title" presentation:placeholder="true">
        <draw:text-box/>
      </draw:frame>
      <presentation:notes style:page-layout-name="PM0">
        <draw:page-thumbnail presentation:style-name="Title8-title" draw:layer="backgroundobjects" svg:width="0.001cm" svg:height="0.001cm" svg:x="0cm" svg:y="1.93cm" presentation:class="page"/>
        <draw:frame presentation:style-name="Title8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9" style:page-layout-name="PM1" draw:style-name="dp1">
      <office:forms form:automatic-focus="false" form:apply-design-mode="false"/>
      <presentation:notes style:page-layout-name="PM0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0" style:page-layout-name="PM1" draw:style-name="dp1">
      <office:forms form:automatic-focus="false" form:apply-design-mode="false"/>
      <draw:frame presentation:style-name="Title10-title" draw:layer="backgroundobjects" svg:width="29.069cm" svg:height="7.393cm" svg:x="3.527cm" svg:y="0.396cm" presentation:class="title" presentation:placeholder="true">
        <draw:text-box/>
      </draw:frame>
      <draw:frame presentation:style-name="Title10-outline1" draw:layer="backgroundobjects" svg:width="14.005cm" svg:height="40.791cm" svg:x="3.527cm" svg:y="-4.767cm" presentation:class="outline" presentation:placeholder="true">
        <draw:text-box/>
      </draw:frame>
      <presentation:notes style:page-layout-name="PM0">
        <draw:page-thumbnail presentation:style-name="Title10-title" draw:layer="backgroundobjects" svg:width="0.001cm" svg:height="0.001cm" svg:x="0cm" svg:y="1.93cm" presentation:class="page"/>
        <draw:frame presentation:style-name="Title10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1" style:page-layout-name="PM1" draw:style-name="dp1">
      <office:forms form:automatic-focus="false" form:apply-design-mode="false"/>
      <draw:frame presentation:style-name="Title11-title" draw:layer="backgroundobjects" svg:width="29.069cm" svg:height="7.393cm" svg:x="3.527cm" svg:y="0.396cm" presentation:class="title" presentation:placeholder="true">
        <draw:text-box/>
      </draw:frame>
      <draw:frame presentation:style-name="Title11-outline1" draw:layer="backgroundobjects" svg:width="29.069cm" svg:height="23.189cm" svg:x="3.527cm" svg:y="7.69cm" presentation:class="outline" presentation:placeholder="true">
        <draw:text-box/>
      </draw:frame>
      <presentation:notes style:page-layout-name="PM0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2" style:page-layout-name="PM1" draw:style-name="dp1">
      <office:forms form:automatic-focus="false" form:apply-design-mode="false"/>
      <draw:frame presentation:style-name="Title12-title" draw:layer="backgroundobjects" svg:width="29.069cm" svg:height="7.393cm" svg:x="3.527cm" svg:y="0.396cm" presentation:class="title" presentation:placeholder="true">
        <draw:text-box/>
      </draw:frame>
      <draw:frame presentation:style-name="Title12-outline1" draw:layer="backgroundobjects" svg:width="11.007cm" svg:height="55.685cm" svg:x="21.589cm" svg:y="-12.214cm" presentation:class="outline" presentation:placeholder="true">
        <draw:text-box/>
      </draw:frame>
      <presentation:notes style:page-layout-name="PM0">
        <draw:page-thumbnail presentation:style-name="Title12-title" draw:layer="backgroundobjects" svg:width="0.001cm" svg:height="0.001cm" svg:x="0cm" svg:y="1.93cm" presentation:class="page"/>
        <draw:frame presentation:style-name="Title1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3" style:page-layout-name="PM1" draw:style-name="dp1">
      <office:forms form:automatic-focus="false" form:apply-design-mode="false"/>
      <draw:frame presentation:style-name="Title13-title" draw:layer="backgroundobjects" svg:width="29.069cm" svg:height="7.393cm" svg:x="3.527cm" svg:y="0.396cm" presentation:class="title" presentation:placeholder="true">
        <draw:text-box/>
      </draw:frame>
      <draw:frame presentation:style-name="Title13-outline1" draw:layer="backgroundobjects" svg:width="14.005cm" svg:height="40.791cm" svg:x="3.527cm" svg:y="-4.767cm" presentation:class="outline" presentation:placeholder="true">
        <draw:text-box/>
      </draw:frame>
      <presentation:notes style:page-layout-name="PM0">
        <draw:page-thumbnail presentation:style-name="Title13-title" draw:layer="backgroundobjects" svg:width="0.001cm" svg:height="0.001cm" svg:x="0cm" svg:y="1.93cm" presentation:class="page"/>
        <draw:frame presentation:style-name="Title13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date>2010-03-22T19:02:25</dc:date>
    <meta:editing-cycles>2</meta:editing-cycles>
    <meta:editing-duration>PT48M15S</meta:editing-duration>
    <meta:user-defined meta:name="Info 1"/>
    <meta:user-defined meta:name="Info 2"/>
    <meta:user-defined meta:name="Info 3"/>
    <meta:user-defined meta:name="Info 4"/>
    <meta:document-statistic meta:object-count="117"/>
  </office:meta>
</office:document-meta>
</file>